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0000000008000000080706356F9.png" manifest:media-type="image/png"/>
  <manifest:file-entry manifest:full-path="Pictures/10000000000000800000008062D33FDC.png" manifest:media-type="image/png"/>
  <manifest:file-entry manifest:full-path="Pictures/1000000000000080000000802BF3ABB3.png" manifest:media-type="image/png"/>
  <manifest:file-entry manifest:full-path="Pictures/10000000000000800000008090E6258E.png" manifest:media-type="image/png"/>
  <manifest:file-entry manifest:full-path="Pictures/1000000000000080000000808C9A0BD5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9cm, 0.51cm, 0.85cm, 1.87cm)" draw:image-opacity="100%" style:mirror="none"/>
    </style:style>
    <style:style style:name="gr6" style:family="graphic" style:parent-style-name="standard">
      <style:graphic-properties svg:stroke-color="#ffff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0.843cm"/>
    </style:style>
    <style:style style:name="pr1" style:family="presentation" style:parent-style-name="lyt-darkblu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lyt-darkblue-oranssi_7e_LT_7e_Untertitel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notes">
      <style:graphic-properties draw:fill-color="#ffffff" fo:min-height="11.159cm"/>
    </style:style>
    <style:style style:name="pr5" style:family="presentation" style:parent-style-name="lyt-darkblue-title">
      <style:graphic-properties draw:auto-grow-height="false"/>
    </style:style>
    <style:style style:name="pr6" style:family="presentation" style:parent-style-name="lyt-darkblue-Master1-Layout2-obj-タイトルとコンテンツ_7e_LT_7e_Gliederung_20_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lyt-darkblue-標準_7e_LT_7e_Untertitel">
      <style:graphic-properties draw:fill-color="#ffffff" fo:min-height="17.935cm"/>
    </style:style>
    <style:style style:name="pr8" style:family="presentation" style:parent-style-name="lyt-darkblue-title">
      <style:graphic-properties fo:min-height="3.506cm"/>
    </style:style>
    <style:style style:name="pr9" style:family="presentation" style:parent-style-name="lyt-darkblue-標準_7e_LT_7e_Gliederung_20_1">
      <style:graphic-properties fo:min-height="13.60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ffcc" fo:font-size="20pt" style:font-size-asian="20pt" style:font-size-complex="18pt"/>
    </style:style>
    <style:style style:name="P6" style:family="paragraph">
      <style:paragraph-properties fo:text-align="center"/>
    </style:style>
    <style:style style:name="P7" style:family="paragraph">
      <style:text-properties fo:color="#ffffcc" fo:font-size="18pt" style:font-size-asian="18pt" style:font-size-complex="18pt"/>
    </style:style>
    <style:style style:name="P8" style:family="paragraph">
      <style:text-properties fo:color="#ffffcc" fo:font-size="32pt" fo:font-style="italic" fo:text-shadow="1pt 1pt" fo:font-weight="bold" style:font-size-asian="32pt" style:font-style-asian="italic" style:font-weight-asian="bold" style:font-size-complex="18pt" style:font-style-complex="italic" style:font-weight-complex="bold"/>
    </style:style>
    <style:style style:name="P9" style:family="paragraph">
      <style:paragraph-properties fo:text-align="start" style:writing-mode="lr-tb" style:font-independent-line-spacing="true"/>
    </style:style>
    <style:style style:name="P10" style:family="paragraph">
      <style:text-properties fo:font-size="36pt" style:font-size-asian="36pt"/>
    </style:style>
    <style:style style:name="P11" style:family="paragraph">
      <style:text-properties fo:color="#ffffcc" fo:font-size="36pt" fo:font-style="italic" fo:text-shadow="1pt 1pt" fo:font-weight="bold" style:font-size-asian="36pt" style:font-style-asian="italic" style:font-weight-asian="bold" style:font-size-complex="18pt" style:font-style-complex="italic" style:font-weight-complex="bold"/>
    </style:style>
    <style:style style:name="P12" style:family="paragraph">
      <style:paragraph-properties fo:text-align="center"/>
      <style:text-properties fo:color="#ffffcc" fo:font-size="24pt" style:font-size-asian="24pt" style:font-size-complex="18pt"/>
    </style:style>
    <style:style style:name="P13" style:family="paragraph">
      <style:paragraph-properties fo:text-align="center"/>
      <style:text-properties fo:color="#ffffcc" fo:font-style="normal" fo:font-weight="normal" style:font-style-asian="normal" style:font-weight-asian="normal" style:font-size-complex="24pt" style:font-style-complex="normal" style:font-weight-complex="normal"/>
    </style:style>
    <style:style style:name="P1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  <style:text-properties fo:color="#ffffcc"/>
    </style:style>
    <style:style style:name="P1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  <style:text-properties fo:color="#ffffcc"/>
    </style:style>
    <style:style style:name="P16" style:family="paragraph">
      <style:paragraph-properties fo:margin-left="0.953cm" fo:margin-right="0cm" fo:line-height="100%" fo:text-align="start" fo:text-indent="-0.953cm" style:punctuation-wrap="hanging" style:writing-mode="lr-tb">
        <style:tab-stops/>
      </style:paragraph-properties>
      <style:text-properties fo:color="#ffffcc"/>
    </style:style>
    <style:style style:name="P17" style:family="paragraph">
      <style:paragraph-properties style:writing-mode="lr-tb" style:font-independent-line-spacing="true"/>
      <style:text-properties fo:color="#ffffcc"/>
    </style:style>
    <style:style style:name="P18" style:family="paragraph">
      <style:paragraph-properties fo:text-align="start"/>
      <style:text-properties fo:color="#ffffcc"/>
    </style:style>
    <style:style style:name="P19" style:family="paragraph">
      <style:text-properties fo:color="#ffffcc"/>
    </style:style>
    <style:style style:name="P20" style:family="paragraph">
      <style:paragraph-properties fo:text-align="center"/>
      <style:text-properties fo:color="#ffffcc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ffffcc"/>
    </style:style>
    <style:style style:name="P22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23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24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ffffcc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ffcc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ffffcc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cc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cc" fo:font-size="20pt" style:font-size-asian="20pt" style:font-size-complex="18pt"/>
    </style:style>
    <style:style style:name="T7" style:family="text">
      <style:text-properties fo:color="#ffffcc" fo:font-size="18pt" style:font-size-asian="18pt" style:font-size-complex="18pt"/>
    </style:style>
    <style:style style:name="T8" style:family="text">
      <style:text-properties fo:color="#ffffcc" fo:font-size="32pt" fo:font-style="italic" fo:text-shadow="1pt 1pt" fo:font-weight="bold" style:font-size-asian="32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ffffcc" fo:font-size="36pt" fo:font-style="italic" fo:text-shadow="1pt 1pt" fo:font-weight="bold" style:font-size-asian="36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ffffcc" fo:font-size="24pt" style:font-size-asian="24pt" style:font-size-complex="18pt"/>
    </style:style>
    <style:style style:name="T11" style:family="text">
      <style:text-properties fo:color="#ffffcc" fo:font-style="normal" fo:font-weight="normal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cc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ffffcc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ffffcc"/>
    </style:style>
    <style:style style:name="T15" style:family="text">
      <style:text-properties fo:color="#ffffcc" style:text-position="super 58%"/>
    </style:style>
    <style:style style:name="T16" style:family="text">
      <style:text-properties fo:color="#ffffcc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frame draw:name="タイトル 1" presentation:style-name="pr1" draw:text-style-name="P2" draw:layer="layout" svg:width="22.859cm" svg:height="3.18cm" svg:x="1.27cm" svg:y="0.759cm" presentation:class="title" presentation:user-transformed="true">
          <draw:text-box>
            <text:p text:style-name="P1"><text:span text:style-name="T1">Mul4</text:span><text:span text:style-name="T1">班</text:span></text:p>
          </draw:text-box>
        </draw:frame>
        <draw:frame draw:name="サブタイトル 2" presentation:style-name="pr2" draw:text-style-name="P2" draw:layer="layout" svg:width="18.891cm" svg:height="12.975cm" svg:x="3.811cm" svg:y="4.525cm">
          <draw:text-box>
            <text:p text:style-name="P3"><text:span text:style-name="T2"/></text:p>
            <text:p text:style-name="P3"><text:span text:style-name="T3">相馬悠紀</text:span><text:span text:style-name="T3">(</text:span><text:span text:style-name="T3">シミュレータ</text:span><text:span text:style-name="T3">)</text:span><text:span text:style-name="T3"><text:line-break/></text:span><text:span text:style-name="T3">中川翔太</text:span><text:span text:style-name="T3">(FPU)</text:span><text:span text:style-name="T3"><text:line-break/></text:span><text:span text:style-name="T3">林周斗</text:span><text:span text:style-name="T3">(</text:span><text:span text:style-name="T3">コンパイラ</text:span><text:span text:style-name="T3">)</text:span><text:span text:style-name="T3"><text:line-break/></text:span><text:span text:style-name="T3">室屋晃子</text:span><text:span text:style-name="T3">(</text:span><text:span text:style-name="T3">コア</text:span><text:span text:style-name="T3">)</text:span></text:p>
            <text:p text:style-name="P3"><text:span text:style-name="T3"/></text:p>
            <text:p text:style-name="P3"><text:span text:style-name="T3">発表者 中川翔太</text:span><text:span text:style-name="T3"><text:line-break/></text:span><text:span text:style-name="T3"><text:line-break/></text:span><text:span text:style-name="T4">11/</text:span><text:span text:style-name="T5">20</text:span><text:span text:style-name="T4">発表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>
        <office:forms form:automatic-focus="false" form:apply-design-mode="false"/>
        <draw:frame draw:name="タイトル 1" presentation:style-name="pr1" draw:text-style-name="P2" draw:layer="layout" svg:width="22.859cm" svg:height="2.241cm" svg:x="1.228cm" svg:y="0.759cm" presentation:class="title" presentation:user-transformed="true">
          <draw:text-box>
            <text:p text:style-name="P1"><text:span text:style-name="T1">先週の</text:span><text:span text:style-name="T1">FPU</text:span><text:span text:style-name="T1">係</text:span></text:p>
          </draw:text-box>
        </draw:frame>
        <draw:frame draw:style-name="gr2" draw:text-style-name="P5" draw:layer="layout" svg:width="22.5cm" svg:height="6cm" svg:x="3cm" svg:y="3.5cm">
          <draw:text-box>
            <text:p text:style-name="P5"><text:span text:style-name="T6">水曜日：</text:span><text:span text:style-name="T6">66MHz</text:span><text:span text:style-name="T6">で動く</text:span><text:span text:style-name="T6">fdiv</text:span><text:span text:style-name="T6">、</text:span><text:span text:style-name="T6">sqrt</text:span><text:span text:style-name="T6">と</text:span><text:span text:style-name="T6">4</text:span><text:span text:style-name="T6">クロックで動作する</text:span><text:span text:style-name="T6">fmul</text:span><text:span text:style-name="T6">をコミット</text:span></text:p>
            <text:p text:style-name="P5"><text:span text:style-name="T6"/></text:p>
            <text:p text:style-name="P5"><text:span text:style-name="T6"><text:tab/></text:span><text:span text:style-name="T6">↓</text:span><text:span text:style-name="T6">コア係さんが</text:span><text:span text:style-name="T6">fpu</text:span><text:span text:style-name="T6">を組み込んでテストしてみるも上手く動かない</text:span></text:p>
            <text:p text:style-name="P5"><text:span text:style-name="T6"/></text:p>
            <text:p text:style-name="P5"><text:span text:style-name="T6">木曜日：</text:span><text:span text:style-name="T6">fdiv</text:span><text:span text:style-name="T6">、平方根で次の計算が終わるまで今の出力を維持するように</text:span></text:p>
            <text:p text:style-name="P5"><text:span text:style-name="T6"/></text:p>
            <text:p text:style-name="P5"><text:span text:style-name="T6"><text:tab/></text:span><text:span text:style-name="T6">↓</text:span><text:span text:style-name="T6">テストも上手く動いたので、さっそくレイトレに挑戦</text:span></text:p>
          </draw:text-box>
        </draw:frame>
        <draw:frame draw:style-name="gr3" draw:text-style-name="P6" draw:layer="layout" svg:width="6cm" svg:height="6cm" svg:x="5.5cm" svg:y="9.5cm">
          <draw:image xlink:href="Pictures/100000000000008000000080706356F9.png" xlink:type="simple" xlink:show="embed" xlink:actuate="onLoad">
            <text:p/>
          </draw:image>
        </draw:frame>
        <draw:frame draw:style-name="gr3" draw:text-style-name="P6" draw:layer="layout" svg:width="6cm" svg:height="6cm" svg:x="16cm" svg:y="9.5cm">
          <draw:image xlink:href="Pictures/10000000000000800000008090E6258E.png" xlink:type="simple" xlink:show="embed" xlink:actuate="onLoad">
            <text:p/>
          </draw:image>
        </draw:frame>
        <draw:frame draw:style-name="gr4" draw:text-style-name="P7" draw:layer="layout" svg:width="12.451cm" svg:height="0.988cm" svg:x="8.5cm" svg:y="16cm">
          <draw:text-box>
            <text:p text:style-name="P7"><text:span text:style-name="T7">左が実機</text:span><text:span text:style-name="T7">(</text:span><text:span text:style-name="T7">１８７秒</text:span><text:span text:style-name="T7">)</text:span><text:span text:style-name="T7">、右がシミュレータの出力</text:span></text:p>
          </draw:text-box>
        </draw:frame>
        <draw:frame draw:style-name="gr4" draw:text-style-name="P8" draw:layer="layout" svg:width="18.083cm" svg:height="1.564cm" svg:x="4.5cm" svg:y="17.5cm">
          <draw:text-box>
            <text:p><text:span text:style-name="T8">唯一の未完動班、遂に完動か…</text:span><text:span text:style-name="T8">!?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>
        <office:forms form:automatic-focus="false" form:apply-design-mode="false"/>
        <draw:frame draw:name="タイトル 1" presentation:style-name="pr1" draw:text-style-name="P9" draw:layer="layout" svg:width="22.859cm" svg:height="2.241cm" svg:x="1.012cm" svg:y="0.716cm" presentation:class="title" presentation:user-transformed="true">
          <draw:text-box>
            <text:p/>
          </draw:text-box>
        </draw:frame>
        <draw:frame draw:style-name="gr4" draw:text-style-name="P11" draw:layer="layout" svg:width="5.341cm" svg:height="1.729cm" svg:x="1cm" svg:y="1cm">
          <draw:text-box>
            <text:p text:style-name="P10"><text:span text:style-name="T9">しかし…</text:span></text:p>
          </draw:text-box>
        </draw:frame>
        <draw:frame draw:style-name="gr4" draw:text-style-name="P5" draw:layer="layout" svg:width="25.394cm" svg:height="3.535cm" svg:x="1.5cm" svg:y="3.465cm">
          <draw:text-box>
            <text:p text:style-name="P5"><text:span text:style-name="T6">差分をとってみると、ある一つのピクセルのある色の値が</text:span><text:span text:style-name="T6">1</text:span><text:span text:style-name="T6">違った</text:span></text:p>
            <text:p text:style-name="P5"><text:span text:style-name="T6"/></text:p>
            <text:p text:style-name="P5"><text:span text:style-name="T6">微妙な違いなのでこのままじゃ目で探せないので、一致しなかったピクセルを黒くした</text:span></text:p>
            <text:p text:style-name="P5"><text:span text:style-name="T6">画像を用意して見比べてみる</text:span></text:p>
          </draw:text-box>
        </draw:frame>
        <draw:frame draw:style-name="gr5" draw:text-style-name="P6" draw:layer="layout" svg:width="5.949cm" svg:height="5.949cm" svg:x="2.5cm" svg:y="7.5cm">
          <draw:image xlink:href="Pictures/1000000000000080000000808C9A0BD5.png" xlink:type="simple" xlink:show="embed" xlink:actuate="onLoad">
            <text:p/>
          </draw:image>
        </draw:frame>
        <draw:line draw:style-name="gr6" draw:text-style-name="P6" draw:layer="layout" svg:x1="3.5cm" svg:y1="14.5cm" svg:x2="5cm" svg:y2="12cm">
          <text:p/>
        </draw:line>
        <draw:frame draw:style-name="gr5" draw:text-style-name="P6" draw:layer="layout" svg:width="5.949cm" svg:height="5.949cm" svg:x="9.5cm" svg:y="7.551cm">
          <draw:image xlink:href="Pictures/100000000000008000000080706356F9.png" xlink:type="simple" xlink:show="embed" xlink:actuate="onLoad">
            <text:p/>
          </draw:image>
        </draw:frame>
        <draw:line draw:style-name="gr6" draw:text-style-name="P6" draw:layer="layout" svg:x1="10.5cm" svg:y1="15cm" svg:x2="12cm" svg:y2="12cm">
          <text:p/>
        </draw:line>
        <draw:frame draw:style-name="gr5" draw:text-style-name="P6" draw:layer="layout" svg:width="5.949cm" svg:height="5.949cm" svg:x="17.051cm" svg:y="7.5cm">
          <draw:image xlink:href="Pictures/10000000000000800000008090E6258E.png" xlink:type="simple" xlink:show="embed" xlink:actuate="onLoad">
            <text:p/>
          </draw:image>
        </draw:frame>
        <draw:line draw:style-name="gr6" draw:text-style-name="P6" draw:layer="layout" svg:x1="18cm" svg:y1="15cm" svg:x2="19.5cm" svg:y2="12cm">
          <text:p/>
        </draw:line>
        <draw:frame draw:style-name="gr7" draw:text-style-name="P12" draw:layer="layout" svg:width="20cm" svg:height="2cm" svg:x="3cm" svg:y="16.5cm">
          <draw:text-box>
            <text:p text:style-name="P12"><text:span text:style-name="T10">場所がわかったところで、やっぱり違いはわからない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>
        <office:forms form:automatic-focus="false" form:apply-design-mode="false"/>
        <draw:frame draw:style-name="gr8" draw:text-style-name="P5" draw:layer="layout" svg:width="19.343cm" svg:height="1.893cm" svg:x="1.657cm" svg:y="1cm">
          <draw:text-box>
            <text:p><text:span text:style-name="T6">因みに、</text:span><text:span text:style-name="T6">base</text:span><text:span text:style-name="T6">と</text:span><text:span text:style-name="T6">mandelbrot</text:span><text:span text:style-name="T6">を動かしてみると、</text:span><text:span text:style-name="T6">base</text:span><text:span text:style-name="T6">は一ヶ所、</text:span></text:p>
            <text:p><text:span text:style-name="T6">mandelbrot</text:span><text:span text:style-name="T6">は結構シミュレータと差があった</text:span></text:p>
          </draw:text-box>
        </draw:frame>
        <draw:frame draw:style-name="gr3" draw:text-style-name="P6" draw:layer="layout" svg:width="8cm" svg:height="8cm" svg:x="2.614cm" svg:y="4.5cm">
          <draw:image xlink:href="Pictures/10000000000000800000008062D33FDC.png" xlink:type="simple" xlink:show="embed" xlink:actuate="onLoad">
            <text:p/>
          </draw:image>
        </draw:frame>
        <draw:frame draw:style-name="gr3" draw:text-style-name="P6" draw:layer="layout" svg:width="8cm" svg:height="8cm" svg:x="13.5cm" svg:y="4.5cm">
          <draw:image xlink:href="Pictures/1000000000000080000000802BF3ABB3.png" xlink:type="simple" xlink:show="embed" xlink:actuate="onLoad">
            <text:p/>
          </draw:image>
        </draw:frame>
        <draw:frame draw:style-name="gr4" draw:text-style-name="P5" draw:layer="layout" svg:width="24.276cm" svg:height="3.535cm" svg:x="2cm" svg:y="14.5cm">
          <draw:text-box>
            <text:p><text:span text:style-name="T6">原因は何だろうかと話しているうちに、</text:span><text:span text:style-name="T6">fdiv</text:span><text:span text:style-name="T6">、平方根のバグを発見し、すぐさま修正</text:span></text:p>
            <text:p><text:span text:style-name="T6"/></text:p>
            <text:p><text:span text:style-name="T6">しかし、それを組み込むと絵が出なくなったり、止まらなくなったり…</text:span></text:p>
            <text:p><text:span text:style-name="T6">この日はここで断念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>
        <office:forms form:automatic-focus="false" form:apply-design-mode="false"/>
        <draw:frame draw:style-name="gr4" draw:text-style-name="P5" draw:layer="layout" svg:width="25.562cm" svg:height="17.492cm" svg:x="1.567cm" svg:y="1.914cm">
          <draw:text-box>
            <text:p><text:span text:style-name="T6"><text:tab/></text:span><text:span text:style-name="T6">↓ </text:span><text:span text:style-name="T6">日曜日に改めてコア係さんが動かしてみると、なぜか動く</text:span></text:p>
            <text:p><text:span text:style-name="T6"><text:tab/></text:span><text:span text:style-name="T6">↓ </text:span><text:span text:style-name="T6">シミュレータと差分をとると</text:span><text:span text:style-name="T6">base</text:span><text:span text:style-name="T6">、</text:span><text:span text:style-name="T6">mandelbrot</text:span><text:span text:style-name="T6">は一致</text:span></text:p>
            <text:p><text:span text:style-name="T6"><text:tab/></text:span><text:span text:style-name="T6">↓ </text:span><text:span text:style-name="T6">しかし、肝心のアレは変わらず</text:span></text:p>
            <text:p><text:span text:style-name="T6"/></text:p>
            <text:p><text:span text:style-name="T6">月曜日：やっぱり開発やデバッグに時間がかかり、動作周波数、クロック数の面で</text:span></text:p>
            <text:p><text:span text:style-name="T6"><text:tab/></text:span><text:span text:style-name="T6"><text:tab/></text:span><text:span text:style-name="T6">完全にネックとなっている</text:span><text:span text:style-name="T6">fdiv</text:span><text:span text:style-name="T6">、</text:span><text:span text:style-name="T6">sqrt</text:span><text:span text:style-name="T6">が怪しいという話になる</text:span></text:p>
            <text:p><text:span text:style-name="T6"/></text:p>
            <text:p><text:span text:style-name="T6">シミュレータ係さんとコンパイラ係さんに、問題のピクセルの計算における各演算の</text:span></text:p>
            <text:p><text:span text:style-name="T6">引数とシミュレータでのその結果を</text:span><text:span text:style-name="T6">sqrt</text:span><text:span text:style-name="T6">から順番に命令毎にファイルにまとめてもらう</text:span></text:p>
            <text:p><text:span text:style-name="T6"/></text:p>
            <text:p><text:span text:style-name="T6">fpu</text:span><text:span text:style-name="T6">の実機でのテストに使っていた送受信プログラムとシミュレータとの一致を</text:span></text:p>
            <text:p><text:span text:style-name="T6">確かめるプログラムを改造してテストをする</text:span></text:p>
            <text:p><text:span text:style-name="T6"><text:tab/></text:span><text:span text:style-name="T6">-</text:span><text:span text:style-name="T6">ここでも、送信する引数の順番を間違えていて、修正に時間がかかってしまった</text:span></text:p>
            <text:p><text:span text:style-name="T6"/></text:p>
            <text:p><text:span text:style-name="T6">で、</text:span><text:span text:style-name="T6">sqrt</text:span><text:span text:style-name="T6">、</text:span><text:span text:style-name="T6">fdiv</text:span><text:span text:style-name="T6">は全て一致。これを疑っていたから不安になったが、よく考えたら</text:span></text:p>
            <text:p><text:span text:style-name="T6">fmul</text:span><text:span text:style-name="T6">、</text:span><text:span text:style-name="T6">fadd</text:span><text:span text:style-name="T6">の方が命令数は桁違いに多いから、バグを踏む可能性も大きい</text:span></text:p>
            <text:p><text:span text:style-name="T6"/></text:p>
            <text:p><text:span text:style-name="T6">というわけで、</text:span><text:span text:style-name="T6">fmul</text:span><text:span text:style-name="T6">で一件</text:span><text:span text:style-name="T6">HIT!! </text:span><text:span text:style-name="T6">それをすぐさま修正</text:span></text:p>
            <text:p><text:span text:style-name="T6"><text:tab/></text:span><text:span text:style-name="T6">-</text:span><text:span text:style-name="T6">なぜ、</text:span><text:span text:style-name="T6">C</text:span><text:span text:style-name="T6">実装と同様に実装しなかったのか…</text:span></text:p>
            <text:p><text:span text:style-name="T6"/></text:p>
            <text:p><text:span text:style-name="T6">修正した</text:span><text:span text:style-name="T6">fmul</text:span><text:span text:style-name="T6">をテストしている間に、それを組み込んだ</text:span><text:span text:style-name="T6">CPU</text:span><text:span text:style-name="T6">を論理合成してもらい…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>
        <office:forms form:automatic-focus="false" form:apply-design-mode="false"/>
        <draw:frame draw:style-name="gr4" draw:text-style-name="P11" draw:layer="layout" svg:width="6.234cm" svg:height="1.729cm" svg:x="1.001cm" svg:y="1.001cm">
          <draw:text-box>
            <text:p text:style-name="P10"><text:span text:style-name="T9">ようやく…</text:span></text:p>
          </draw:text-box>
        </draw:frame>
        <draw:frame draw:style-name="gr4" draw:text-style-name="P5" draw:layer="layout" svg:width="24.631cm" svg:height="8.3cm" svg:x="2.094cm" svg:y="3.786cm">
          <draw:text-box>
            <text:p><text:span text:style-name="T6">シミュレータと一致しました</text:span></text:p>
            <text:p><text:span text:style-name="T6"/></text:p>
            <text:p><text:span text:style-name="T6">記録は１５３秒</text:span></text:p>
            <text:p><text:span text:style-name="T6"/></text:p>
            <text:p><text:span text:style-name="T6"/></text:p>
            <text:p><text:span text:style-name="T10">最後までネックとなっていた</text:span><text:span text:style-name="T10">FPU</text:span><text:span text:style-name="T10">係が完動報告をすることになるとは</text:span></text:p>
            <text:p><text:span text:style-name="T10">一体何の因果なのか…</text:span></text:p>
            <text:p><text:span text:style-name="T10"/></text:p>
            <text:p><text:span text:style-name="T10">内心少し焦っていたので、ちょっとほっとしています</text:span></text:p>
          </draw:text-box>
        </draw:frame>
        <draw:frame draw:style-name="gr3" draw:text-style-name="P6" draw:layer="layout" svg:width="6cm" svg:height="6cm" svg:x="15.5cm" svg:y="1cm">
          <draw:image xlink:href="Pictures/10000000000000800000008090E6258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>
        <office:forms form:automatic-focus="false" form:apply-design-mode="false"/>
        <draw:frame draw:name="タイトル 1" presentation:style-name="pr5" draw:text-style-name="P13" draw:layer="layout" svg:width="22.86cm" svg:height="1.673cm" svg:x="1.27cm" svg:y="1.515cm" presentation:class="title" presentation:user-transformed="true">
          <draw:text-box>
            <text:p text:style-name="P13"><text:span text:style-name="T11">FPU</text:span></text:p>
          </draw:text-box>
        </draw:frame>
        <draw:frame draw:name="コンテンツ プレースホルダ 2" presentation:style-name="pr6" draw:text-style-name="P1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2">先週やったこと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13">FPU</text:span><text:span text:style-name="T13">の修正</text:span></text:p>
                  </text:list-header>
                </text:list>
              </text:list-item>
            </text:list>
            <text:list text:style-name="L3">
              <text:list-item>
                <text:p text:style-name="P14"><text:span text:style-name="T12">今週やること</text:span></text:p>
                <text:list>
                  <text:list-header>
                    <text:p text:style-name="P16"><text:span text:style-name="T12"><text:s text:c="4"/></text:span><text:span text:style-name="T12">FINV</text:span><text:span text:style-name="T12">、平方根を直線補間で求める方法を理解する</text:span></text:p>
                    <text:p text:style-name="P16"><text:span text:style-name="T12"/></text:p>
                    <text:p text:style-name="P16"><text:span text:style-name="T12"><text:s text:c="3"/></text:span><text:span text:style-name="T12">免許をとるために実家に帰る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>
        <office:forms form:automatic-focus="false" form:apply-design-mode="false"/>
        <draw:frame presentation:style-name="pr7" draw:text-style-name="P19" draw:layer="layout" svg:width="25.199cm" svg:height="17.935cm" svg:x="1.401cm" svg:y="0.838cm">
          <draw:text-box>
            <text:p text:style-name="P18"><text:span text:style-name="T14">コア</text:span></text:p>
            <text:p text:style-name="P18"><text:span text:style-name="T14"/></text:p>
            <text:p text:style-name="P18"><text:span text:style-name="T14">先週やったこと</text:span></text:p>
            <text:p text:style-name="P18"><text:span text:style-name="T14"><text:s/></text:span><text:span text:style-name="T14">- </text:span><text:span text:style-name="T14">レイテンシを可変にする</text:span></text:p>
            <text:p text:style-name="P18"><text:span text:style-name="T14"><text:s/></text:span><text:span text:style-name="T14">- FPU</text:span><text:span text:style-name="T14">組み込み</text:span></text:p>
            <text:p text:style-name="P18"><text:span text:style-name="T14"><text:s/></text:span><text:span text:style-name="T14">- CPI : </text:span><text:span text:style-name="T14">基本 </text:span><text:span text:style-name="T14">4, addf/subf/mulf 7, divf/sqrt 11</text:span></text:p>
            <text:p text:style-name="P18"><text:span text:style-name="T14"/></text:p>
            <text:p text:style-name="P18"><text:span text:style-name="T14">今週やること</text:span></text:p>
            <text:p text:style-name="P18"><text:span text:style-name="T14"><text:s/></text:span><text:span text:style-name="T14">- 2</text:span><text:span text:style-name="T15">nd</text:span><text:span text:style-name="T14"> Architecture</text:span><text:span text:style-name="T14">を考えてコアを対応させる</text:span></text:p>
            <text:p text:style-name="P18"><text:span text:style-name="T1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>
        <office:forms form:automatic-focus="false" form:apply-design-mode="false"/>
        <draw:frame presentation:style-name="pr8" draw:text-style-name="P19" draw:layer="layout" svg:width="25.199cm" svg:height="3.506cm" svg:x="1.401cm" svg:y="0.837cm" presentation:class="title" presentation:user-transformed="true">
          <draw:text-box>
            <text:p text:style-name="P20"><text:span text:style-name="T16">コンパイラ</text:span></text:p>
          </draw:text-box>
        </draw:frame>
        <draw:frame presentation:style-name="pr9" draw:text-style-name="P19" draw:layer="layout" svg:width="25.199cm" svg:height="13.859cm" svg:x="1.401cm" svg:y="4.915cm" presentation:class="outline" presentation:user-transformed="true">
          <draw:text-box>
            <text:list text:style-name="L5">
              <text:list-item>
                <text:p text:style-name="P19"><text:span text:style-name="T14">先週やったこと</text:span></text:p>
                <text:list>
                  <text:list-item>
                    <text:p text:style-name="P19"><text:span text:style-name="T14">インライン展開改良</text:span></text:p>
                  </text:list-item>
                  <text:list-item>
                    <text:p text:style-name="P19"><text:span text:style-name="T14">比較命令にゼロレジスタを利用</text:span></text:p>
                  </text:list-item>
                  <text:list-item>
                    <text:p text:style-name="P19"><text:span text:style-name="T14">出力のバイナリ化</text:span></text:p>
                  </text:list-item>
                  <text:list-item>
                    <text:p text:style-name="P19"><text:span text:style-name="T14">etc...</text:span></text:p>
                  </text:list-item>
                  <text:list-item>
                    <text:p text:style-name="P19"><text:span text:style-name="T14">32.5</text:span><text:span text:style-name="T14">億命令 → </text:span><text:span text:style-name="T14">23.5</text:span><text:span text:style-name="T14">億命令</text:span></text:p>
                  </text:list-item>
                </text:list>
              </text:list-item>
              <text:list-item>
                <text:p text:style-name="P19"><text:span text:style-name="T14">今週やること</text:span></text:p>
                <text:list>
                  <text:list-item>
                    <text:p text:style-name="P19"><text:span text:style-name="T14">最適化の続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>
        <office:forms form:automatic-focus="false" form:apply-design-mode="false"/>
        <draw:frame draw:name="タイトル 1" presentation:style-name="pr1" draw:text-style-name="P17" draw:layer="layout" svg:width="22.86cm" svg:height="3.175cm" svg:x="1.27cm" svg:y="0.764cm" presentation:class="title" presentation:user-transformed="true">
          <draw:text-box>
            <text:p text:style-name="P21"><text:span text:style-name="T1">シミュレータ係</text:span></text:p>
          </draw:text-box>
        </draw:frame>
        <draw:frame draw:name="コンテンツ プレースホルダ 2" presentation:style-name="pr6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22"><text:span text:style-name="T12">先週やったこと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FPU</text:span><text:span text:style-name="T13">のバグ取りのお手伝い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5">@garasubo</text:span><text:span text:style-name="T5">ありがとう！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atan</text:span><text:span text:style-name="T13">（ライブラリ）の実装（途中…）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2">今週やること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ライブラリの完成</text:span><text:span text:style-name="T13">(tan,ata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fill-image-width="0cm" draw:fill-image-height="0cm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40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3" draw:text-style-name="MP6" draw:layer="backgroundobjects" svg:width="25.986cm" svg:height="0.268cm" svg:x="2.014cm" svg:y="19.658cm">
        <text:p/>
      </draw:rect>
      <draw:rect draw:style-name="Mgr3" draw:text-style-name="MP6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11-20T10:32:28</meta:creation-date>
    <dc:language>fi-FI</dc:language>
    <meta:editing-cycles>7</meta:editing-cycles>
    <meta:editing-duration>PT01H17M24S</meta:editing-duration>
    <meta:initial-creator>chro96 </meta:initial-creator>
    <dc:date>2012-11-20T12:17:36</dc:date>
    <dc:creator>chro96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lossy.otp"/>
  </office:meta>
</office:document-meta>
</file>